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C5BFD591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8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8cm" svg:x="1.4cm" svg:y="0.8cm" presentation:class="title" presentation:user-transformed="true">
          <draw:text-box>
            <text:p>CONNECT 4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/>ANÁLISIS Y DISEÑO DE SISTEMAS</text:p>
            <text:p/>
            <text:p>Alumnos: Calcagno Camila</text:p>
            <text:p>Martínez Agustín</text:p>
            <text:p>Passalacqua Santiago</text:p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l objetivo de "Cuatro en línea" es alinear cuatro fichas sobre un tablero formado por seis filas y siete columnas. Cada jugador dispone de 21 fichas. Por turnos, los jugadores deben introducir una ficha en la columna que prefieran (siempre que no esté completa) y ésta caerá a la posición más baja. Gana la partida el primero que consiga alinear cuatro fichas consecutivas de un mismo color en horizontal, vertical o diagonal. Si todas las columnas están llenas pero nadie ha hecho una fila válida, hay empate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Análisis del problem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n esta etapa del proyecto, nos concentramos en aprender las diferentes reglas de juego, y los objetivos, para poder comenzar a tener una idea de como realizariamos el proyecto.</text:p>
              </text:list-header>
              <text:list-item>
                <text:p>Lo primero que realizamos fue un diagrama de clases del problema, y comenzamos a definir la S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iagrama de clases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mplementac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n esta etapa, lo principal fue aprender a usar las herramientas de trabajo, tuvimos algunas trabas al comienzo con github,html,Jdbc, por lo que tuvimos que detenernos en buscar ejemplos y leer las documentaciones para poder implementar de manera correct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Conclus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s gusto mucho realizar este proyecto y nos sirvio para aprender a usar nuevas herramientas que nos sirven para realizar otros proyectos, como por ejemplo Github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C5BFD591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9:29:40.396789559</meta:creation-date>
    <dc:date>2015-06-21T19:55:10.955121141</dc:date>
    <meta:editing-duration>PT14M</meta:editing-duration>
    <meta:editing-cycles>2</meta:editing-cycles>
    <meta:generator>LibreOffice/4.2.7.2$Linux_x86 LibreOffice_project/420m0$Build-2</meta:generator>
    <meta:document-statistic meta:object-count="57"/>
  </office:meta>
</office:document-meta>
</file>